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5.671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18cm solid #000000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="0.018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>
            <text:p>INVESTMENT MANAGEMENT UNDER TAXATION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Stock Dat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Number</text:p>
          </table:table-cell>
          <table:table-cell table:style-name="ce8" office:value-type="string">
            <text:p>Stock</text:p>
          </table:table-cell>
          <table:table-cell table:style-name="ce11" office:value-type="string">
            <text:p>Number of Shares</text:p>
          </table:table-cell>
          <table:table-cell table:style-name="ce8" office:value-type="string">
            <text:p>Price Purchased Last Year</text:p>
          </table:table-cell>
          <table:table-cell table:style-name="ce8" office:value-type="string">
            <text:p>Current Price</text:p>
          </table:table-cell>
          <table:table-cell table:style-name="ce16" office:value-type="string">
            <text:p>Next Year Price Estimate</text:p>
          </table:table-cell>
          <table:table-cell table:style-name="ce19"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2" office:value-type="string">
            <text:p>Yahoo!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5.68">
            <text:p>15,68</text:p>
          </table:table-cell>
          <table:table-cell table:style-name="ce14" office:value-type="float" office:value="31.8">
            <text:p>31,8</text:p>
          </table:table-cell>
          <table:table-cell table:style-name="ce17" office:value-type="float" office:value="29.5">
            <text:p>29,5</text:p>
          </table:table-cell>
          <table:table-cell table:style-name="ce10" office:value-type="float" office:value="100">
            <text:p>1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2" office:value-type="string">
            <text:p>General Electri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1">
            <text:p>22,1</text:p>
          </table:table-cell>
          <table:table-cell table:style-name="ce14" office:value-type="float" office:value="24.28">
            <text:p>24,28</text:p>
          </table:table-cell>
          <table:table-cell table:style-name="ce17" office:value-type="float" office:value="26.31">
            <text:p>26,31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2" office:value-type="string">
            <text:p>Microsoft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30.39">
            <text:p>30,39</text:p>
          </table:table-cell>
          <table:table-cell table:style-name="ce14" office:value-type="float" office:value="32.5">
            <text:p>32,5</text:p>
          </table:table-cell>
          <table:table-cell table:style-name="ce17" office:value-type="float" office:value="34.55">
            <text:p>34,5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" office:value-type="string">
            <text:p>Bank of America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8.93">
            <text:p>8,93</text:p>
          </table:table-cell>
          <table:table-cell table:style-name="ce14" office:value-type="float" office:value="14.16">
            <text:p>14,16</text:p>
          </table:table-cell>
          <table:table-cell table:style-name="ce17" office:value-type="float" office:value="15.23">
            <text:p>15,2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2" office:value-type="string">
            <text:p>JPMorgan Chase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40.55">
            <text:p>40,55</text:p>
          </table:table-cell>
          <table:table-cell table:style-name="ce14" office:value-type="float" office:value="50.99">
            <text:p>50,99</text:p>
          </table:table-cell>
          <table:table-cell table:style-name="ce17" office:value-type="float" office:value="62.43">
            <text:p>62,4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2" office:value-type="string">
            <text:p>Cisco Systems, In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8.58">
            <text:p>18,58</text:p>
          </table:table-cell>
          <table:table-cell table:style-name="ce14" office:value-type="float" office:value="24.17">
            <text:p>24,17</text:p>
          </table:table-cell>
          <table:table-cell table:style-name="ce17" office:value-type="float" office:value="26.68">
            <text:p>26,68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2" office:value-type="string">
            <text:p>Intel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54">
            <text:p>22,54</text:p>
          </table:table-cell>
          <table:table-cell table:style-name="ce14" office:value-type="float" office:value="23.67">
            <text:p>23,67</text:p>
          </table:table-cell>
          <table:table-cell table:style-name="ce17" office:value-type="float" office:value="23.85">
            <text:p>23,8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office:value-type="string">
            <text:p>Pfizer</text:p>
          </table:table-cell>
          <table:table-cell table:style-name="ce13" office:value-type="float" office:value="150">
            <text:p>150</text:p>
          </table:table-cell>
          <table:table-cell table:style-name="ce15" office:value-type="float" office:value="24.84">
            <text:p>24,84</text:p>
          </table:table-cell>
          <table:table-cell table:style-name="ce15" office:value-type="float" office:value="28.77">
            <text:p>28,77</text:p>
          </table:table-cell>
          <table:table-cell table:style-name="ce18" office:value-type="float" office:value="31.66">
            <text:p>31,66</text:p>
          </table:table-cell>
          <table:table-cell table:style-name="ce10" office:value-type="float" office:value="54.3501151875414">
            <text:p>54,35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BJECTIVE</text:p>
          </table:table-cell>
          <table:table-cell table:number-columns-repeated="1023"/>
        </table:table-row>
        <table:table-row table:style-name="ro1">
          <table:table-cell/>
          <table:table-cell table:style-name="ce9" table:formula="of:=SUMPRODUCT(([.C6:.C13]-[.G6:.G13]);[.F6:.F13])" office:value-type="float" office:value="26507.5253531624">
            <text:p>26507,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office:value-type="string">
            <text:p>CONSTRAIN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HARE LEFT</text:p>
          </table:table-cell>
          <table:table-cell table:formula="of:=SUMPRODUCT([.G6:.G13];[.E6:.E13])-0.3*(SUMPRODUCT([.G6:.G13];[.E6:.E13])-SUMPRODUCT([.G6:.G13];[.D6:.D13]))-0.01*SUMPRODUCT([.G6:.G13];[.E6:.E13])" office:value-type="float" office:value="10000">
            <text:p>10000</text:p>
          </table:table-cell>
          <table:table-cell office:value-type="string">
            <text:p>&gt;=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Yahoo</text:p>
          </table:table-cell>
          <table:table-cell table:style-name="ce10" table:formula="of:=[.G6]" office:value-type="float" office:value="100">
            <text:p>100</text:p>
          </table:table-cell>
          <table:table-cell table:formula="of:=[.C20]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style-name="ce10" table:formula="of:=[.G7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style-name="ce10" table:formula="of:=[.G8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style-name="ce10" table:formula="of:=[.G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style-name="ce10" table:formula="of:=[.G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style-name="ce10" table:formula="of:=[.G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style-name="ce10" table:formula="of:=[.G12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style-name="ce10" table:formula="of:=[.G13]" office:value-type="float" office:value="54.3501151875414">
            <text:p>54,3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SOLD SHARE</text:p>
          </table:table-cell>
          <table:table-cell table:number-columns-repeated="1023"/>
        </table:table-row>
        <table:table-row table:style-name="ro1">
          <table:table-cell office:value-type="string">
            <text:p>Yahoo</text:p>
          </table:table-cell>
          <table:table-cell table:formula="of:=[.C6]-[.G6]" office:value-type="float" office:value="50">
            <text:p>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formula="of:=[.C7]-[.G7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formula="of:=[.C8]-[.G8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formula="of:=[.C9]-[.G9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formula="of:=[.C10]-[.G10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formula="of:=[.C11]-[.G11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formula="of:=[.C12]-[.G12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formula="of:=[.C13]-[.G13]" office:value-type="float" office:value="95.6498848124586">
            <text:p>95,6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6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6:07:50.03</dc:date>
    <dc:creator>emmanuel q</dc:creator>
    <meta:generator>OpenOffice/4.1.1$Win32 OpenOffice.org_project/411m6$Build-9775</meta:generator>
    <meta:editing-duration>PT4H45M17S</meta:editing-duration>
    <meta:editing-cycles>2</meta:editing-cycles>
    <meta:document-statistic meta:table-count="1" meta:cell-count="138" meta:object-count="0"/>
  </office:meta>
</office:document-meta>
</file>